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user-content-de-qué-se-trata-reinversión-profesional"/>¿De qué se trata "ReINversión Profesional"?</text:h>
      <text:p text:style-name="P2">Imagina que eres un profesional de entre 35 y 50 años. Has seguido todas las reglas: estudiaste, conseguiste un buen empleo, ascendiste. Pero hoy, lunes a la mañana, te despiertas y sientes un vacío en el estómago.</text:p>
      <text:p text:style-name="P2">Puede ser que:</text:p>
      <text:list text:style-name="L1">
        <text:list-item>
          <text:p text:style-name="P3">La tecnología (especialmente la IA) está cambiando tu trabajo tan rápido que sientes que te quedas fuera.</text:p>
        </text:list-item>
        <text:list-item>
          <text:p text:style-name="P3">Te despidieron y, al intentar volver al mercado, te das cuenta de que tu currículum ya no funciona como antes.</text:p>
        </text:list-item>
        <text:list-item>
          <text:p text:style-name="P4">Simplemente estás "quemado" (burnout) y sabes que no puedes seguir así 10 años más, pero no tienes idea de qué otra cosa podrías hacer.</text:p>
        </text:list-item>
      </text:list>
      <text:p text:style-name="P2"><text:span text:style-name="Strong_20_Emphasis">Aquí entra ReINversión Profesional.</text:span></text:p>
      <text:p text:style-name="P2">No es una bolsa de trabajo donde subes tu CV y esperas un milagro. Es un <text:span text:style-name="Strong_20_Emphasis">sistema de rescate y transformación</text:span>.</text:p>
      <text:h text:style-name="P5" text:outline-level="2"><text:bookmark text:name="user-content-la-historia-del-usuario-en-la-plataforma"/>La Historia del Usuario en la Plataforma</text:h>
      <text:p text:style-name="P2">Cuando una persona entra a nuestra web, no le vendemos "un trabajo". Le vendemos <text:span text:style-name="Strong_20_Emphasis">claridad</text:span>.</text:p>
      <text:list text:style-name="L2">
        <text:list-item>
          <text:p text:style-name="P6"><text:span text:style-name="Strong_20_Emphasis">El Choque de Realidad:</text:span> Lo primero que le decimos es: <text:span text:style-name="Emphasis">"No estás perdido, estás en transición"</text:span>. Validamos su sentimiento. Le mostramos que su problema (sentirse obsoleto, estancado) es un síntoma de un mercado que cambió, no un fallo personal.</text:p>
        </text:list-item>
        <text:list-item>
          <text:p text:style-name="P6"><text:span text:style-name="Strong_20_Emphasis">El Diagnóstico (El Espejo):</text:span> Antes de ofrecerle nada, lo invitamos a un "Diagnóstico". Usamos IA para que, a través de preguntas estratégicas, la persona vea en un espejo su situación real: ¿Cuáles son sus riesgos reales de automatización? ¿Qué habilidades tiene que valen oro en otro sector y no se está dando cuenta?</text:p>
        </text:list-item>
        <text:list-item>
          <text:p text:style-name="P6"><text:span text:style-name="Strong_20_Emphasis">El Método (El Puente):</text:span> Una vez que sabe dónde está, le mostramos cómo cruzar al otro lado. No es magia, es un proceso:</text:p>
          <text:list>
            <text:list-item>
              <text:p text:style-name="P7">Primero, <text:span text:style-name="Strong_20_Emphasis">descubrimos</text:span> su verdadero valor (que suele estar oculto bajo títulos de cargos antiguos).</text:p>
            </text:list-item>
            <text:list-item>
              <text:p text:style-name="P7">Luego, <text:span text:style-name="Strong_20_Emphasis">re-empaquetamos</text:span> ese valor. Le enseñamos a venderse no como un empleado que "pide" trabajo, sino como un profesional que "ofrece" soluciones.</text:p>
            </text:list-item>
            <text:list-item>
              <text:p text:style-name="P6">Finalmente, le damos las herramientas para <text:span text:style-name="Strong_20_Emphasis">salir al mercado</text:span>: estrategias para LinkedIn, networking real y preparación para entrevistas difíciles.</text:p>
            </text:list-item>
          </text:list>
        </text:list-item>
      </text:list>
      <text:h text:style-name="P5" text:outline-level="2"><text:bookmark text:name="user-content-qué-hace-la-plataforma-técnicamente"/>¿Qué hace la plataforma técnicamente?</text:h>
      <text:p text:style-name="P2">La web es el "cuartel general" de este proceso.</text:p>
      <text:list text:style-name="L3">
        <text:list-item>
          <text:p text:style-name="P8">Tiene una <text:span text:style-name="Strong_20_Emphasis">Landing Page</text:span> diseñada psicológicamente para bajar la ansiedad del usuario y darle esperanza con un plan concreto.</text:p>
        </text:list-item>
        <text:list-item>
          <text:p text:style-name="P8"><text:soft-page-break/>Ofrece <text:span text:style-name="Strong_20_Emphasis">Servicios</text:span> claros: desde bootcamps grupales (para no sentirse solo en el proceso) hasta consultoría uno a uno.</text:p>
        </text:list-item>
        <text:list-item>
          <text:p text:style-name="P9">Utiliza <text:span text:style-name="Strong_20_Emphasis">Tecnología</text:span> (Next.js, Vercel) para ser extremadamente rápida y accesible, porque quien busca trabajo no tiene paciencia para sitios lentos.</text:p>
        </text:list-item>
      </text:list>
      <text:p text:style-name="P2"><text:span text:style-name="Strong_20_Emphasis">En resumen:</text:span> ReINversión Profesional trata de tomar a una persona que siente que su carrera "terminó" y mostrarle que, en realidad, recién está empezando su mejor etapa profesional, dándole el mapa exacto y las herramientas modernas para lograrl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9:36:11.078868613</meta:creation-date>
    <dc:date>2026-02-12T19:36:39.922235233</dc:date>
    <meta:editing-duration>PT30S</meta:editing-duration>
    <meta:editing-cycles>1</meta:editing-cycles>
    <meta:document-statistic meta:table-count="0" meta:image-count="0" meta:object-count="0" meta:page-count="2" meta:paragraph-count="22" meta:word-count="445" meta:character-count="2690" meta:non-whitespace-character-count="2279"/>
    <meta:generator>LibreOffice/25.8.4.2$Linux_X86_64 LibreOffice_project/580$Build-2</meta:generator>
  </office:meta>
</office:document-meta>
</file>